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21A29000052C9000052C960842D3E3CC57886.svg" manifest:media-type="image/svg+xml"/>
  <manifest:file-entry manifest:full-path="Pictures/10000201000002C3000002C305668D43631B194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erican Typewriter" svg:font-family="'American 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3.012cm" style:rel-column-width="48480*"/>
    </style:style>
    <style:style style:name="Table2.B" style:family="table-column">
      <style:table-column-properties style:column-width="2.228cm" style:rel-column-width="8300*"/>
    </style:style>
    <style:style style:name="Table2.C" style:family="table-column">
      <style:table-column-properties style:column-width="2.35cm" style:rel-column-width="8755*"/>
    </style:style>
    <style:style style:name="Table2.A1" style:family="table-cell">
      <style:table-cell-properties fo:background-color="#ccff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ffd320"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background-color="#ccffff" fo:padding="0.097cm" fo:border-left="0.05pt solid #000000" fo:border-right="none" fo:border-top="none" fo:border-bottom="0.05pt solid #000000">
        <style:background-image/>
      </style:table-cell-properties>
    </style:style>
    <style:style style:name="Table2.C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P1" style:family="paragraph" style:parent-style-name="Table_20_Contents">
      <style:paragraph-properties fo:margin-top="0.201cm" fo:margin-bottom="0.201cm" loext:contextual-spacing="false" fo:line-height="100%"/>
      <style:text-properties fo:color="#3399ff" fo:font-size="18pt" fo:font-weight="bold" officeooo:rsid="001444d1" officeooo:paragraph-rsid="00160080" style:font-size-asian="18pt" style:font-weight-asian="bold" style:font-size-complex="18pt" style:font-weight-complex="bold"/>
    </style:style>
    <style:style style:name="P2" style:family="paragraph" style:parent-style-name="Table_20_Contents">
      <style:paragraph-properties fo:margin-top="0.101cm" fo:margin-bottom="0.101cm" loext:contextual-spacing="false" fo:line-height="100%"/>
      <style:text-properties fo:color="#3399ff" fo:font-size="18pt" fo:font-weight="bold" officeooo:rsid="001444d1" officeooo:paragraph-rsid="00160080" style:font-size-asian="18pt" style:font-weight-asian="bold" style:font-size-complex="18pt" style:font-weight-complex="bold"/>
    </style:style>
    <style:style style:name="P3" style:family="paragraph" style:parent-style-name="Header">
      <style:text-properties officeooo:rsid="001444d1" officeooo:paragraph-rsid="001444d1"/>
    </style:style>
    <style:style style:name="P4" style:family="paragraph" style:parent-style-name="Standard">
      <style:paragraph-properties fo:text-align="center" style:justify-single-word="false"/>
      <style:text-properties officeooo:rsid="00124c4e" officeooo:paragraph-rsid="00124c4e"/>
    </style:style>
    <style:style style:name="P5" style:family="paragraph" style:parent-style-name="Standard">
      <style:text-properties officeooo:rsid="00160080" officeooo:paragraph-rsid="00160080"/>
    </style:style>
    <style:style style:name="P6" style:family="paragraph" style:parent-style-name="Standard">
      <style:text-properties style:font-name="Liberation Serif" fo:font-size="11pt" officeooo:rsid="00160080" officeooo:paragraph-rsid="00160080" style:font-size-asian="11pt" style:font-size-complex="11pt"/>
    </style:style>
    <style:style style:name="P7" style:family="paragraph" style:parent-style-name="Standard">
      <style:text-properties style:font-name="Liberation Serif" fo:font-size="11pt" officeooo:rsid="00160080" officeooo:paragraph-rsid="0019e7f8" style:font-size-asian="11pt" style:font-size-complex="11pt"/>
    </style:style>
    <style:style style:name="P8" style:family="paragraph" style:parent-style-name="Standard">
      <style:text-properties style:font-name="Liberation Serif" fo:font-size="11pt" officeooo:rsid="0016bb43" officeooo:paragraph-rsid="0019e7f8" style:font-size-asian="11pt" style:font-size-complex="11pt"/>
    </style:style>
    <style:style style:name="P9" style:family="paragraph" style:parent-style-name="Standard">
      <style:text-properties style:font-name="Liberation Serif" fo:font-size="11pt" officeooo:rsid="0016bb43" officeooo:paragraph-rsid="0016bb43" style:font-size-asian="11pt" style:font-size-complex="11pt"/>
    </style:style>
    <style:style style:name="P10" style:family="paragraph" style:parent-style-name="Standard">
      <style:text-properties style:font-name="Liberation Serif" fo:font-size="11pt" officeooo:rsid="0016bb43" officeooo:paragraph-rsid="001ff9d5" style:font-size-asian="11pt" style:font-size-complex="11pt"/>
    </style:style>
    <style:style style:name="P11" style:family="paragraph" style:parent-style-name="Standard">
      <style:text-properties style:font-name="Liberation Serif" fo:font-size="11pt" officeooo:rsid="0016bb43" officeooo:paragraph-rsid="0026a711" style:font-size-asian="11pt" style:font-size-complex="11pt"/>
    </style:style>
    <style:style style:name="P12" style:family="paragraph" style:parent-style-name="Standard">
      <style:text-properties style:font-name="Liberation Serif" fo:font-size="11pt" officeooo:rsid="001f098b" officeooo:paragraph-rsid="001f098b" style:font-size-asian="11pt" style:font-size-complex="11pt"/>
    </style:style>
    <style:style style:name="P13" style:family="paragraph" style:parent-style-name="Standard">
      <style:text-properties style:font-name="Liberation Serif" fo:font-size="11pt" officeooo:rsid="001f098b" officeooo:paragraph-rsid="001ff9d5" style:font-size-asian="11pt" style:font-size-complex="11pt"/>
    </style:style>
    <style:style style:name="P14" style:family="paragraph" style:parent-style-name="Standard">
      <style:text-properties style:font-name="Liberation Serif" fo:font-size="11pt" officeooo:rsid="0021ed1b" officeooo:paragraph-rsid="0021ed1b" style:font-size-asian="11pt" style:font-size-complex="11pt"/>
    </style:style>
    <style:style style:name="P15" style:family="paragraph" style:parent-style-name="Standard">
      <style:paragraph-properties fo:text-align="end" style:justify-single-word="false"/>
      <style:text-properties style:font-name="Liberation Serif" fo:font-size="11pt" fo:font-weight="bold" officeooo:rsid="002072cb" officeooo:paragraph-rsid="002072cb" style:font-size-asian="11pt" style:font-weight-asian="bold" style:font-size-complex="11pt" style:font-weight-complex="bold"/>
    </style:style>
    <style:style style:name="P16" style:family="paragraph" style:parent-style-name="Standard">
      <style:text-properties style:font-name="Liberation Serif" officeooo:rsid="00259dcf" officeooo:paragraph-rsid="00259dcf"/>
    </style:style>
    <style:style style:name="P17" style:family="paragraph" style:parent-style-name="Standard">
      <style:text-properties style:font-name="Liberation Serif" officeooo:rsid="0016bb43" officeooo:paragraph-rsid="0016bb43"/>
    </style:style>
    <style:style style:name="P18" style:family="paragraph" style:parent-style-name="Standard">
      <style:text-properties style:font-name="Liberation Serif" fo:font-weight="bold" officeooo:rsid="00259dcf" officeooo:paragraph-rsid="00259dcf" style:font-weight-asian="bold" style:font-weight-complex="bold"/>
    </style:style>
    <style:style style:name="P19" style:family="paragraph" style:parent-style-name="Standard">
      <style:text-properties style:font-name="Liberation Serif" officeooo:rsid="0026a711" officeooo:paragraph-rsid="0026a711"/>
    </style:style>
    <style:style style:name="P20" style:family="paragraph" style:parent-style-name="Title">
      <style:text-properties style:font-name="American Typewriter" fo:font-size="22pt" fo:font-weight="normal" officeooo:paragraph-rsid="001444d1" style:font-size-asian="22pt" style:font-weight-asian="normal" style:font-size-complex="22pt" style:font-weight-complex="normal"/>
    </style:style>
    <style:style style:name="P21" style:family="paragraph" style:parent-style-name="Subtitle">
      <style:paragraph-properties fo:margin-top="0.102cm" fo:margin-bottom="0cm" loext:contextual-spacing="false"/>
      <style:text-properties fo:color="#666666" fo:font-size="10pt" fo:font-weight="bold" officeooo:paragraph-rsid="0016bb43" style:font-size-asian="10pt" style:font-weight-asian="bold" style:font-size-complex="10pt" style:font-weight-complex="bold"/>
    </style:style>
    <style:style style:name="P22" style:family="paragraph" style:parent-style-name="Subtitle">
      <style:paragraph-properties fo:margin-top="0.102cm" fo:margin-bottom="0.406cm" loext:contextual-spacing="false" fo:text-align="center" style:justify-single-word="false"/>
      <style:text-properties fo:color="#666666" fo:font-size="10pt" fo:font-weight="bold" officeooo:paragraph-rsid="001bbc91" style:font-size-asian="10pt" style:font-weight-asian="bold" style:font-size-complex="10pt" style:font-weight-complex="bold"/>
    </style:style>
    <style:style style:name="P23" style:family="paragraph" style:parent-style-name="Title">
      <style:paragraph-properties fo:margin-top="0cm" fo:margin-bottom="0.203cm" loext:contextual-spacing="false"/>
      <style:text-properties style:font-name="American Typewriter" fo:font-size="22pt" fo:font-weight="normal" officeooo:paragraph-rsid="001444d1" style:font-size-asian="22pt" style:font-weight-asian="normal" style:font-size-complex="22pt" style:font-weight-complex="normal"/>
    </style:style>
    <style:style style:name="P24" style:family="paragraph" style:parent-style-name="Table_20_Contents">
      <style:text-properties style:font-name="Liberation Serif" fo:font-size="11pt" style:font-size-asian="11pt" style:font-size-complex="11pt"/>
    </style:style>
    <style:style style:name="P25" style:family="paragraph" style:parent-style-name="Table_20_Contents">
      <style:paragraph-properties fo:text-align="center" style:justify-single-word="false"/>
      <style:text-properties style:font-name="Liberation Serif" fo:font-size="11pt" style:font-size-asian="11pt" style:font-size-complex="11pt"/>
    </style:style>
    <style:style style:name="P26" style:family="paragraph" style:parent-style-name="Table_20_Contents">
      <style:text-properties style:font-name="Liberation Serif" fo:font-size="11pt" officeooo:rsid="001ff9d5" officeooo:paragraph-rsid="001ff9d5"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021ed1b" officeooo:paragraph-rsid="0021ed1b"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021ed1b" officeooo:paragraph-rsid="0026a711" style:font-size-asian="11pt" style:font-size-complex="11pt"/>
    </style:style>
    <style:style style:name="P29" style:family="paragraph" style:parent-style-name="Table_20_Contents">
      <style:paragraph-properties fo:text-align="center" style:justify-single-word="false"/>
      <style:text-properties style:font-name="Liberation Serif" fo:font-size="11pt" officeooo:rsid="0021ed1b" officeooo:paragraph-rsid="0021ed1b" style:font-size-asian="11pt" style:font-size-complex="11pt"/>
    </style:style>
    <style:style style:name="P30" style:family="paragraph" style:parent-style-name="Table_20_Contents">
      <style:paragraph-properties fo:text-align="start" style:justify-single-word="false"/>
      <style:text-properties style:font-name="Liberation Serif" fo:font-size="11pt" style:text-underline-style="none" fo:font-weight="bold" officeooo:rsid="0021ed1b" officeooo:paragraph-rsid="0026a711"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officeooo:paragraph-rsid="001bbc91"/>
    </style:style>
    <style:style style:name="P32" style:family="paragraph" style:parent-style-name="Table_20_Heading">
      <style:paragraph-properties fo:text-align="center" style:justify-single-word="false"/>
      <style:text-properties style:font-name="Liberation Serif" fo:font-size="11pt" officeooo:rsid="001d2c23" officeooo:paragraph-rsid="001d2c23" style:font-size-asian="11pt" style:font-size-complex="11pt"/>
    </style:style>
    <style:style style:name="P33" style:family="paragraph" style:parent-style-name="Table_20_Heading">
      <style:paragraph-properties fo:text-align="center" style:justify-single-word="false"/>
      <style:text-properties style:font-name="Liberation Serif" fo:font-size="12pt" officeooo:rsid="001bbc91" officeooo:paragraph-rsid="001bbc91" style:font-size-asian="12pt" style:font-size-complex="12pt"/>
    </style:style>
    <style:style style:name="P34" style:family="paragraph" style:parent-style-name="Table_20_Heading">
      <style:paragraph-properties fo:text-align="center" style:justify-single-word="false"/>
      <style:text-properties style:font-name="Liberation Serif" fo:font-size="12pt" officeooo:rsid="001d2c23" officeooo:paragraph-rsid="001d2c23" style:font-size-asian="12pt" style:font-size-complex="12pt"/>
    </style:style>
    <style:style style:name="P35" style:family="paragraph" style:parent-style-name="Heading_20_1">
      <style:paragraph-properties fo:margin-top="0.432cm" fo:margin-bottom="0.406cm" loext:contextual-spacing="false"/>
      <style:text-properties fo:font-size="13pt" style:font-size-asian="13pt" style:font-size-complex="13pt"/>
    </style:style>
    <style:style style:name="P36" style:family="paragraph" style:parent-style-name="Table_20_Contents" style:list-style-name="L1">
      <style:paragraph-properties fo:text-align="start" style:justify-single-word="false"/>
      <style:text-properties style:font-name="Liberation Serif" fo:font-size="11pt" officeooo:rsid="002804c6" officeooo:paragraph-rsid="002804c6" style:font-size-asian="11pt" style:font-size-complex="11pt"/>
    </style:style>
    <style:style style:name="P37" style:family="paragraph" style:parent-style-name="Table_20_Contents" style:list-style-name="L1">
      <style:paragraph-properties fo:text-align="start" style:justify-single-word="false"/>
      <style:text-properties style:font-name="Liberation Serif"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8b050" style:font-weight-asian="bold" style:font-weight-complex="bold"/>
    </style:style>
    <style:style style:name="T3" style:family="text">
      <style:text-properties fo:font-weight="bold" officeooo:rsid="001ff9d5" style:font-weight-asian="bold" style:font-weight-complex="bold"/>
    </style:style>
    <style:style style:name="T4" style:family="text">
      <style:text-properties officeooo:rsid="0016bb43"/>
    </style:style>
    <style:style style:name="T5" style:family="text">
      <style:text-properties officeooo:rsid="0018b050"/>
    </style:style>
    <style:style style:name="T6" style:family="text">
      <style:text-properties officeooo:rsid="0019e7f8"/>
    </style:style>
    <style:style style:name="T7" style:family="text">
      <style:text-properties officeooo:rsid="001bbc91"/>
    </style:style>
    <style:style style:name="T8" style:family="text">
      <style:text-properties fo:font-size="12pt" style:font-size-asian="12pt" style:font-size-complex="12pt"/>
    </style:style>
    <style:style style:name="T9" style:family="text">
      <style:text-properties officeooo:rsid="001f098b"/>
    </style:style>
    <style:style style:name="T10" style:family="text">
      <style:text-properties style:font-name="Liberation Serif" fo:font-size="11pt" officeooo:rsid="001bbc91" style:font-size-asian="11pt" style:font-size-complex="11pt"/>
    </style:style>
    <style:style style:name="T11" style:family="text">
      <style:text-properties officeooo:rsid="001ff9d5"/>
    </style:style>
    <style:style style:name="T12" style:family="text">
      <style:text-properties officeooo:rsid="002072cb"/>
    </style:style>
    <style:style style:name="T13" style:family="text">
      <style:text-properties officeooo:rsid="0021e093"/>
    </style:style>
    <style:style style:name="T14" style:family="text">
      <style:text-properties officeooo:rsid="00259dcf"/>
    </style:style>
    <style:style style:name="T15" style:family="text">
      <style:text-properties officeooo:rsid="00260d2c"/>
    </style:style>
    <style:style style:name="T16" style:family="text">
      <style:text-properties officeooo:rsid="0029c323"/>
    </style:style>
    <style:style style:name="T17" style:family="text">
      <style:text-properties officeooo:rsid="002ae179"/>
    </style:style>
    <style:style style:name="T18" style:family="text">
      <style:text-properties officeooo:rsid="002bbdbd"/>
    </style:style>
    <style:style style:name="fr1"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ember Training Checklist: <text:s/></text:p>
      <text:p text:style-name="P20">Silvertail Laser Cutter</text:p>
      <text:p text:style-name="P4"/>
      <text:p text:style-name="P21">Checklist last updated: <text:span text:style-name="T14">30</text:span>-Nov-2016</text:p>
      <text:p text:style-name="P22"><text:span text:style-name="T7">Last uploaded to GitHub</text:span>: <text:span text:style-name="T18">8</text:span>-<text:span text:style-name="T18">Dec</text:span>-2016</text:p>
      <text:h text:style-name="P35" text:outline-level="1"><text:span text:style-name="T4">Using </text:span>This Document</text:h>
      <text:p text:style-name="P6">This is the training checklist for teaching new members how to use Oxhack's Silvertail <text:span text:style-name="T6">A0 </text:span>laser cutter without supervision.</text:p>
      <text:p text:style-name="P6"/>
      <text:p text:style-name="P6"><text:span text:style-name="T4">Whenever</text:span> a new member is trained <text:span text:style-name="T5">to use the machine</text:span>, this checklist <text:span text:style-name="T1">must</text:span> be filled in by both the trainer and the trainee to make sure necessary safety, breakage, and insurance points are covered.</text:p>
      <text:p text:style-name="P6"/>
      <text:p text:style-name="P7">At the end <text:span text:style-name="T4">of the training, trainer and trainee must both sign to acknowledge that each point has been covered. The trainee receives a copy and Oxford Hackspace keeps the original for its files. </text:span></text:p>
      <text:p text:style-name="P7"/>
      <text:p text:style-name="P8">The trainer and trainee must also both decide <text:span text:style-name="T9">at that point </text:span>whether the trainee <text:span text:style-name="T11">is</text:span> ready to operate the machine unsupervised, <text:span text:style-name="T13">or whether that bar has not been reached this time and more training later is necessary.</text:span></text:p>
      <text:p text:style-name="P7"/>
      <text:p text:style-name="P10"><text:span text:style-name="T1">Only</text:span> people who have been successfully approved for unsupervised use at the end of this training procedure may operate the laser cutter.</text:p>
      <text:p text:style-name="P6"/>
      <text:p text:style-name="P11"><text:span text:style-name="T1">T</text:span><text:span text:style-name="T2">his is a legal document</text:span><text:span text:style-name="T5"> that will be kept on file and may be referred to if there is ever an accident, serious breakage or insurance claim. Therefore, please make sure everything you both write down is accurate.</text:span></text:p>
      <text:p text:style-name="P9"/>
      <text:p text:style-name="P9"/>
      <table:table table:name="Table3" table:style-name="Table3">
        <table:table-column table:style-name="Table3.A"/>
        <table:table-column table:style-name="Table3.B"/>
        <table:table-row>
          <table:table-cell table:style-name="Table3.A1" office:value-type="string">
            <text:p text:style-name="P12"/>
            <text:p text:style-name="P12"><text:span text:style-name="T1">Date</text:span>: ____________________________________</text:p>
            <text:p text:style-name="P12"/>
          </table:table-cell>
          <table:table-cell table:style-name="Table3.B1" office:value-type="string">
            <text:p text:style-name="P15">Notes</text:p>
          </table:table-cell>
        </table:table-row>
        <table:table-row>
          <table:table-cell table:style-name="Table3.A3" office:value-type="string">
            <text:p text:style-name="P12"/>
            <text:p text:style-name="P12"><text:span text:style-name="T1">Trainer</text:span>: __________________________________</text:p>
            <text:p text:style-name="P12"><text:tab/> <text:s text:c="20"/>Print <text:span text:style-name="T12">Full </text:span>Name</text:p>
            <text:p text:style-name="P12"/>
          </table:table-cell>
          <table:table-cell table:style-name="Table3.B3" office:value-type="string">
            <text:p text:style-name="P24"/>
            <text:p text:style-name="P26"><text:span text:style-name="T1">Trainee</text:span>: <text:span text:style-name="T9">__________________________________</text:span></text:p>
            <text:p text:style-name="P13"><text:tab/><text:tab/> <text:s text:c="7"/>Print <text:span text:style-name="T12">Full </text:span>Name</text:p>
          </table:table-cell>
        </table:table-row>
        <table:table-row>
          <table:table-cell table:style-name="Table3.A3" office:value-type="string">
            <text:p text:style-name="P12"/>
            <text:p text:style-name="P12"><text:span text:style-name="T3">Trainer</text:span><text:span text:style-name="T11">: </text:span>__________________________________</text:p>
            <text:p text:style-name="P12"><text:s text:c="39"/>Signature</text:p>
            <text:p text:style-name="P12"/>
          </table:table-cell>
          <table:table-cell table:style-name="Table3.B3" office:value-type="string">
            <text:p text:style-name="P24"/>
            <text:p text:style-name="P26"><text:span text:style-name="T1">Trainee</text:span>: <text:span text:style-name="T9">__________________________________</text:span></text:p>
            <text:p text:style-name="P13"><text:s text:c="39"/>Signature</text:p>
          </table:table-cell>
        </table:table-row>
      </table:table>
      <text:p text:style-name="P30"><text:soft-page-break/>Before training on the laser cutter is scheduled, the trainee should have read: </text:p>
      <text:p text:style-name="P28"/>
      <text:p text:style-name="P28">- the most recent version of the risk assessment <text:span text:style-name="T14">for this tool</text:span></text:p>
      <text:p text:style-name="P28">- the most recent version of the training manual <text:span text:style-name="T14">for this tool</text:span></text:p>
      <text:p text:style-name="P28">These are kept on GitHub here: <text:a xlink:type="simple" xlink:href="https://github.com/OxfordHackspace/" text:style-name="Internet_20_link" text:visited-style-name="Visited_20_Internet_20_Link">https://github.com/OxfordHackspace/</text:a>. </text:p>
      <text:p text:style-name="P28"/>
      <text:p text:style-name="P28">Has the trainee read both of these? (trainee pls select &amp; initial) <text:s text:c="2"/><text:tab/><text:tab/><text:span text:style-name="T1">Y <text:s text:c="2"/>/ <text:s text:c="2"/>N </text:span><text:s text:c="9"/><text:span text:style-name="T1">Initials:</text:span>______</text:p>
      <text:p text:style-name="P28"/>
      <text:p text:style-name="P14">The trainer will now begin the training, and go through each of the below points.</text:p>
      <text:p text:style-name="P1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4"/>
              <text:p text:style-name="P32"><text:span text:style-name="T8">Training Information Points</text:span> </text:p>
              <text:p text:style-name="P32"/>
            </table:table-cell>
            <table:table-cell table:style-name="Table2.B1" office:value-type="string">
              <text:p text:style-name="P33">Trainer</text:p>
            </table:table-cell>
            <table:table-cell table:style-name="Table2.C1" office:value-type="string">
              <text:p text:style-name="P33">Trainee</text:p>
            </table:table-cell>
          </table:table-row>
        </table:table-header-rows>
        <table:table-row>
          <table:table-cell table:style-name="Table2.A2" office:value-type="string">
            <text:p text:style-name="P27"/>
            <text:p text:style-name="P29"/>
          </table:table-cell>
          <table:table-cell table:style-name="Table2.B2" office:value-type="string">
            <text:p text:style-name="P31"><text:span text:style-name="T10">Yes, I taught the trainee this point </text:span>✓</text:p>
          </table:table-cell>
          <table:table-cell table:style-name="Table2.C2" office:value-type="string">
            <text:p text:style-name="P31"><text:span text:style-name="T10">Yes, I was trained on this point </text:span>✓</text:p>
          </table:table-cell>
        </table:table-row>
        <table:table-row>
          <table:table-cell table:style-name="Table2.A20" office:value-type="string">
            <text:list xml:id="list6264388540253368812" text:style-name="L1">
              <text:list-item>
                <text:p text:style-name="P36">Using the filtration system, awareness of problems that can develop</text:p>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8782855685" text:continue-numbering="true" text:style-name="L1">
              <text:list-item>
                <text:p text:style-name="P36">Materials permitted for use in the laser cutter, the materials whitelist</text:p>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7131099261" text:continue-numbering="true" text:style-name="L1">
              <text:list-item>
                <text:p text:style-name="P36">Correct <text:span text:style-name="T16">operation</text:span> of the laser cutter</text:p>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8448851807" text:continue-numbering="true" text:style-name="L1">
              <text:list-item>
                <text:p text:style-name="P36"><text:span text:style-name="T17">Necessity of attending</text:span> the laser cutter while in use</text:p>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6765849059" text:continue-numbering="true" text:style-name="L1">
              <text:list-item>
                <text:p text:style-name="P36">Laser cutter fire safety, correct use of fire extinguishers</text:p>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7236283360" text:continue-numbering="true" text:style-name="L1">
              <text:list-item>
                <text:p text:style-name="P36">Logging <text:span text:style-name="T17">laser cutter </text:span>incidents as appropriate <text:span text:style-name="T17">(fires &amp; damage)</text:span></text:p>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8174342104"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8030244755"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8735242005"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7581668879"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7107816278"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7146067775"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7459316112"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7515661027"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8042999969"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8492342330"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6874104371"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row>
          <table:table-cell table:style-name="Table2.A20" office:value-type="string">
            <text:list xml:id="list133657589502161" text:continue-numbering="true" text:style-name="L1">
              <text:list-item>
                <text:p text:style-name="P37"/>
              </text:list-item>
            </text:list>
          </table:table-cell>
          <table:table-cell table:style-name="Table2.B2" office:value-type="string">
            <text:p text:style-name="P25"/>
          </table:table-cell>
          <table:table-cell table:style-name="Table2.C2" office:value-type="string">
            <text:p text:style-name="P25"/>
          </table:table-cell>
        </table:table-row>
      </table:table>
      <text:p text:style-name="P17"/>
      <text:p text:style-name="P19"/>
      <text:p text:style-name="P16"><text:soft-page-break/></text:p>
      <text:p text:style-name="P18">Trainer's Statement</text:p>
      <text:p text:style-name="P16"/>
      <text:p text:style-name="P16">I certify that all the above points were taught by me to the trainee, and that everything on this form is correct to the best of my knowledge. <text:s/></text:p>
      <text:p text:style-name="P16"/>
      <text:p text:style-name="P16">I <text:span text:style-name="T1">do / do not</text:span> believe that the trainee is now competent and responsible to operate the laser cutter by themselves, unsupervised. (choose one)</text:p>
      <text:p text:style-name="P16"/>
      <text:p text:style-name="P16"/>
      <text:p text:style-name="P16">__________________________________________</text:p>
      <text:p text:style-name="P16"><text:tab/><text:tab/><text:tab/>Signature</text:p>
      <text:p text:style-name="P16"/>
      <text:p text:style-name="P16"/>
      <text:p text:style-name="P18">Trainee's Statement</text:p>
      <text:p text:style-name="P16"/>
      <text:p text:style-name="P16">I certify that all of the above points were taught to me by the trainer, and that everything on this form is correct to the best of my knowledge. </text:p>
      <text:p text:style-name="P16"/>
      <text:p text:style-name="P16">I <text:span text:style-name="T1">do / do not</text:span> believe that I am now competent and responsible to operate the laser cutter by myself, unsupervised. (choose one)</text:p>
      <text:p text:style-name="P16"/>
      <text:p text:style-name="P16">I also commit to stopping using the laser and putting it out of service if I notice something wrong with it, and promise that if I <text:span text:style-name="T15">ever </text:span>forget my training or are unsure of any points, that I will <text:span text:style-name="T15">refrain from using the tool and </text:span>contact a trainer about it.</text:p>
      <text:p text:style-name="P16"/>
      <text:p text:style-name="P16"/>
      <text:p text:style-name="P16">__________________________________________</text:p>
      <text:p text:style-name="P16"><text:tab/><text:tab/><text:tab/>Signatur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erican Typewriter" svg:font-family="'American 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59cm" table:align="margins"/>
    </style:style>
    <style:style style:name="Table1.A" style:family="table-column">
      <style:table-column-properties style:column-width="2.852cm" style:rel-column-width="10626*"/>
    </style:style>
    <style:style style:name="Table1.B" style:family="table-column">
      <style:table-column-properties style:column-width="14.737cm" style:rel-column-width="54909*"/>
    </style:style>
    <style:style style:name="Table1.A1" style:family="table-cell">
      <style:table-cell-properties fo:padding="0.097cm" fo:border="none"/>
    </style:style>
    <style:style style:name="MP1" style:family="paragraph" style:parent-style-name="Table_20_Contents">
      <style:paragraph-properties fo:margin-top="0.201cm" fo:margin-bottom="0.201cm" loext:contextual-spacing="false" fo:line-height="100%"/>
      <style:text-properties fo:color="#3399ff" fo:font-size="18pt" fo:font-weight="bold" officeooo:rsid="001444d1" officeooo:paragraph-rsid="00160080" style:font-size-asian="18pt" style:font-weight-asian="bold" style:font-size-complex="18pt" style:font-weight-complex="bold"/>
    </style:style>
    <style:style style:name="MP2" style:family="paragraph" style:parent-style-name="Table_20_Contents">
      <style:paragraph-properties fo:margin-top="0.101cm" fo:margin-bottom="0.101cm" loext:contextual-spacing="false" fo:line-height="100%"/>
      <style:text-properties fo:color="#3399ff" fo:font-size="18pt" fo:font-weight="bold" officeooo:rsid="001444d1" officeooo:paragraph-rsid="00160080" style:font-size-asian="18pt" style:font-weight-asian="bold" style:font-size-complex="18pt" style:font-weight-complex="bold"/>
    </style:style>
    <style:style style:name="MP3" style:family="paragraph" style:parent-style-name="Header">
      <style:text-properties officeooo:rsid="001444d1" officeooo:paragraph-rsid="001444d1"/>
    </style:style>
    <style:style style:name="Mfr1"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Table_20_Contents"><draw:frame draw:style-name="Mfr1" draw:name="Image2" text:anchor-type="as-char" svg:width="2.54cm" svg:height="2.54cm" draw:z-index="2"><draw:image xlink:href="Pictures/10021A29000052C9000052C960842D3E3CC57886.svg" xlink:type="simple" xlink:show="embed" xlink:actuate="onLoad"/><draw:image xlink:href="Pictures/10000201000002C3000002C305668D43631B194B.png" xlink:type="simple" xlink:show="embed" xlink:actuate="onLoad"/></draw:frame></text:p>
            </table:table-cell>
            <table:table-cell table:style-name="Table1.A1" office:value-type="string">
              <text:p text:style-name="MP1">Oxford </text:p>
              <text:p text:style-name="MP2">Hackspace</text:p>
            </table:table-cell>
          </table:table-row>
        </table:table>
        <text:p text:style-name="MP3"/>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4:20:26.502129000</meta:creation-date>
    <dc:date>2016-12-08T13:36:56.363000000</dc:date>
    <meta:editing-duration>P2DT8H16M23S</meta:editing-duration>
    <meta:editing-cycles>12</meta:editing-cycles>
    <meta:generator>LibreOffice/5.2.3.3$Windows_x86 LibreOffice_project/d54a8868f08a7b39642414cf2c8ef2f228f780cf</meta:generator>
    <meta:print-date>2016-12-08T13:24:34.078000000</meta:print-date>
    <meta:document-statistic meta:table-count="3" meta:image-count="1" meta:object-count="0" meta:page-count="3" meta:paragraph-count="64" meta:word-count="553" meta:character-count="3534" meta:non-whitespace-character-count="2907"/>
  </office:meta>
</office:document-meta>
</file>